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adornments="Bold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Noto Sans Mono CJK KR Bold" svg:font-family="'Noto Sans Mono CJK KR Bold'" style:font-family-generic="swiss" style:font-pitch="variable"/>
    <style:font-face style:name="Noto Sans Mono CJK KR Bold1" svg:font-family="'Noto Sans Mono CJK KR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9900" draw:fill-color="#00cc00"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  <style:text-properties fo:color="#ffffff" style:font-name="Bitstream Vera Sans Mono1"/>
    </style:style>
    <style:style style:name="P2" style:family="paragraph">
      <loext:graphic-properties draw:fill-color="#00cc00"/>
      <style:paragraph-properties fo:text-align="center"/>
      <style:text-properties fo:color="#ffffff" style:font-name="Bitstream Vera Sans Mono1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style:font-name="Bitstream Vera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1cm" svg:y="1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adornments="Bold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Noto Sans Mono CJK KR Bold" svg:font-family="'Noto Sans Mono CJK KR Bold'" style:font-family-generic="swiss" style:font-pitch="variable"/>
    <style:font-face style:name="Noto Sans Mono CJK KR Bold1" svg:font-family="'Noto Sans Mono CJK KR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6:05:10.776632464</meta:creation-date>
    <dc:date>2018-02-01T17:39:01.245531573</dc:date>
    <meta:editing-duration>PT42M42S</meta:editing-duration>
    <meta:editing-cycles>10</meta:editing-cycles>
    <meta:generator>LibreOffice/5.1.6.2$Linux_X86_64 LibreOffice_project/10m0$Build-2</meta:generator>
    <meta:document-statistic meta:object-count="1"/>
  </office:meta>
</office:document-meta>
</file>